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QMZJLM+BeraSansMono-Roman" svg:font-family="QMZJLM+BeraSansMono-Roman"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ula1" style:family="table">
      <style:table-properties style:width="15.24cm" table:align="margins"/>
    </style:style>
    <style:style style:name="Taula1.A" style:family="table-column">
      <style:table-column-properties style:column-width="3.81cm" style:rel-column-width="16383*"/>
    </style:style>
    <style:style style:name="Taula1.D" style:family="table-column">
      <style:table-column-properties style:column-width="3.81cm" style:rel-column-width="16386*"/>
    </style:style>
    <style:style style:name="Taula1.A1" style:family="table-cell" style:data-style-name="N0">
      <style:table-cell-properties fo:padding="0.097cm" fo:border-left="0.05pt solid #000000" fo:border-right="none" fo:border-top="0.05pt solid #000000" fo:border-bottom="0.05pt solid #000000"/>
    </style:style>
    <style:style style:name="Taula1.D1" style:family="table-cell" style:data-style-name="N0">
      <style:table-cell-properties fo:padding="0.097cm" fo:border="0.05pt solid #000000"/>
    </style:style>
    <style:style style:name="Taula2" style:family="table">
      <style:table-properties style:width="15.24cm" table:align="margins"/>
    </style:style>
    <style:style style:name="Taula2.A" style:family="table-column">
      <style:table-column-properties style:column-width="3.81cm" style:rel-column-width="16383*"/>
    </style:style>
    <style:style style:name="Taula2.D" style:family="table-column">
      <style:table-column-properties style:column-width="3.81cm" style:rel-column-width="16386*"/>
    </style:style>
    <style:style style:name="Taula2.A1" style:family="table-cell" style:data-style-name="N0">
      <style:table-cell-properties fo:padding="0.097cm" fo:border-left="0.05pt solid #000000" fo:border-right="none" fo:border-top="0.05pt solid #000000" fo:border-bottom="0.05pt solid #000000"/>
    </style:style>
    <style:style style:name="Taula2.D1" style:family="table-cell" style:data-style-name="N0">
      <style:table-cell-properties fo:padding="0.097cm" fo:border="0.05pt solid #000000"/>
    </style:style>
    <style:style style:name="Taula3" style:family="table">
      <style:table-properties style:width="3.614cm" table:align="margins"/>
    </style:style>
    <style:style style:name="Taula3.A" style:family="table-column">
      <style:table-column-properties style:column-width="3.614cm" style:rel-column-width="65535*"/>
    </style:style>
    <style:style style:name="Taula3.A1" style:family="table-cell">
      <style:table-cell-properties fo:padding="0.097cm" fo:border="0.05pt solid #000000"/>
    </style:style>
    <style:style style:name="Taula3.A2" style:family="table-cell">
      <style:table-cell-properties fo:padding="0.097cm" fo:border-left="0.05pt solid #000000" fo:border-right="0.05pt solid #000000" fo:border-top="none" fo:border-bottom="0.05pt solid #000000"/>
    </style:style>
    <style:style style:name="Taula4" style:family="table">
      <style:table-properties style:width="3.616cm" table:align="margins"/>
    </style:style>
    <style:style style:name="Taula4.A" style:family="table-column">
      <style:table-column-properties style:column-width="3.616cm" style:rel-column-width="65535*"/>
    </style:style>
    <style:style style:name="Taula4.A1" style:family="table-cell">
      <style:table-cell-properties fo:padding="0.097cm" fo:border="0.05pt solid #000000"/>
    </style:style>
    <style:style style:name="Taula4.A2" style:family="table-cell">
      <style:table-cell-properties fo:padding="0.097cm" fo:border-left="0.05pt solid #000000" fo:border-right="0.05pt solid #000000" fo:border-top="none" fo:border-bottom="0.05pt solid #000000"/>
    </style:style>
    <style:style style:name="Taula5" style:family="table">
      <style:table-properties style:width="3.616cm" table:align="margins"/>
    </style:style>
    <style:style style:name="Taula5.A" style:family="table-column">
      <style:table-column-properties style:column-width="3.616cm" style:rel-column-width="65535*"/>
    </style:style>
    <style:style style:name="Taula5.A1" style:family="table-cell">
      <style:table-cell-properties fo:padding="0.097cm" fo:border="0.05pt solid #000000"/>
    </style:style>
    <style:style style:name="Taula5.A2" style:family="table-cell">
      <style:table-cell-properties fo:padding="0.097cm" fo:border-left="0.05pt solid #000000" fo:border-right="0.05pt solid #000000" fo:border-top="none" fo:border-bottom="0.05pt solid #000000"/>
    </style:style>
    <style:style style:name="Taula6" style:family="table">
      <style:table-properties style:width="3.618cm" table:align="margins"/>
    </style:style>
    <style:style style:name="Taula6.A" style:family="table-column">
      <style:table-column-properties style:column-width="3.618cm" style:rel-column-width="65535*"/>
    </style:style>
    <style:style style:name="Taula6.A1" style:family="table-cell">
      <style:table-cell-properties fo:padding="0.097cm" fo:border="0.05pt solid #000000"/>
    </style:style>
    <style:style style:name="Taula6.A2" style:family="table-cell">
      <style:table-cell-properties fo:padding="0.097cm" fo:border-left="0.05pt solid #000000" fo:border-right="0.05pt solid #000000" fo:border-top="none" fo:border-bottom="0.05pt solid #000000"/>
    </style:style>
    <style:style style:name="Taula7" style:family="table">
      <style:table-properties style:width="15.24cm" table:align="margins"/>
    </style:style>
    <style:style style:name="Taula7.A" style:family="table-column">
      <style:table-column-properties style:column-width="15.24cm" style:rel-column-width="65535*"/>
    </style:style>
    <style:style style:name="Taula7.A1" style:family="table-cell">
      <style:table-cell-properties fo:padding="0.097cm" fo:border="0.05pt solid #000000"/>
    </style:style>
    <style:style style:name="Taula7.A2" style:family="table-cell">
      <style:table-cell-properties fo:padding="0.097cm" fo:border-left="0.05pt solid #000000" fo:border-right="0.05pt solid #000000" fo:border-top="none" fo:border-bottom="0.05pt solid #000000"/>
    </style:style>
    <style:style style:name="Taula8" style:family="table">
      <style:table-properties style:width="15.046cm" table:align="margins"/>
    </style:style>
    <style:style style:name="Taula8.A" style:family="table-column">
      <style:table-column-properties style:column-width="3.761cm" style:rel-column-width="16383*"/>
    </style:style>
    <style:style style:name="Taula8.D" style:family="table-column">
      <style:table-column-properties style:column-width="3.762cm" style:rel-column-width="16386*"/>
    </style:style>
    <style:style style:name="Taula8.A1" style:family="table-cell">
      <style:table-cell-properties fo:padding="0.097cm" fo:border-left="0.05pt solid #000000" fo:border-right="none" fo:border-top="0.05pt solid #000000" fo:border-bottom="0.05pt solid #000000"/>
    </style:style>
    <style:style style:name="Taula8.D1" style:family="table-cell">
      <style:table-cell-properties fo:padding="0.097cm" fo:border="0.05pt solid #000000"/>
    </style:style>
    <style:style style:name="Taula9" style:family="table">
      <style:table-properties style:width="15.046cm" table:align="margins"/>
    </style:style>
    <style:style style:name="Taula9.A" style:family="table-column">
      <style:table-column-properties style:column-width="3.761cm" style:rel-column-width="16383*"/>
    </style:style>
    <style:style style:name="Taula9.D" style:family="table-column">
      <style:table-column-properties style:column-width="3.762cm" style:rel-column-width="16386*"/>
    </style:style>
    <style:style style:name="Taula9.A1" style:family="table-cell">
      <style:table-cell-properties fo:padding="0.097cm" fo:border-left="0.05pt solid #000000" fo:border-right="none" fo:border-top="0.05pt solid #000000" fo:border-bottom="0.05pt solid #000000"/>
    </style:style>
    <style:style style:name="Taula9.D1" style:family="table-cell">
      <style:table-cell-properties fo:padding="0.097cm" fo:border="0.05pt solid #000000"/>
    </style:style>
    <style:style style:name="Taula10" style:family="table">
      <style:table-properties style:width="15.046cm" table:align="margins"/>
    </style:style>
    <style:style style:name="Taula10.A" style:family="table-column">
      <style:table-column-properties style:column-width="3.761cm" style:rel-column-width="16383*"/>
    </style:style>
    <style:style style:name="Taula10.D" style:family="table-column">
      <style:table-column-properties style:column-width="3.762cm" style:rel-column-width="16386*"/>
    </style:style>
    <style:style style:name="Taula10.A1" style:family="table-cell">
      <style:table-cell-properties fo:padding="0.097cm" fo:border-left="0.05pt solid #000000" fo:border-right="none" fo:border-top="0.05pt solid #000000" fo:border-bottom="0.05pt solid #000000"/>
    </style:style>
    <style:style style:name="Taula10.D1" style:family="table-cell">
      <style:table-cell-properties fo:padding="0.097cm" fo:border="0.05pt solid #000000"/>
    </style:style>
    <style:style style:name="Taula11" style:family="table">
      <style:table-properties style:width="15.046cm" table:align="margins"/>
    </style:style>
    <style:style style:name="Taula11.A" style:family="table-column">
      <style:table-column-properties style:column-width="3.761cm" style:rel-column-width="16383*"/>
    </style:style>
    <style:style style:name="Taula11.D" style:family="table-column">
      <style:table-column-properties style:column-width="3.762cm" style:rel-column-width="16386*"/>
    </style:style>
    <style:style style:name="Taula11.A1" style:family="table-cell">
      <style:table-cell-properties fo:padding="0.097cm" fo:border-left="0.05pt solid #000000" fo:border-right="none" fo:border-top="0.05pt solid #000000" fo:border-bottom="0.05pt solid #000000"/>
    </style:style>
    <style:style style:name="Taula11.D1" style:family="table-cell">
      <style:table-cell-properties fo:padding="0.097cm" fo:border="0.05pt solid #000000"/>
    </style:style>
    <style:style style:name="Taula12" style:family="table">
      <style:table-properties style:width="15.187cm" table:align="left"/>
    </style:style>
    <style:style style:name="Taula12.A" style:family="table-column">
      <style:table-column-properties style:column-width="1.337cm"/>
    </style:style>
    <style:style style:name="Taula12.B" style:family="table-column">
      <style:table-column-properties style:column-width="0.25cm"/>
    </style:style>
    <style:style style:name="Taula12.C" style:family="table-column">
      <style:table-column-properties style:column-width="0.9cm"/>
    </style:style>
    <style:style style:name="Taula12.D" style:family="table-column">
      <style:table-column-properties style:column-width="4.233cm"/>
    </style:style>
    <style:style style:name="Taula12.A1" style:family="table-cell">
      <style:table-cell-properties fo:padding="0.097cm" fo:border="none"/>
    </style:style>
    <style:style style:name="Taula12.2" style:family="table-row">
      <style:table-row-properties style:min-row-height="0.219cm"/>
    </style:style>
    <style:style style:name="Taula12.D2" style:family="table-cell">
      <style:table-cell-properties fo:padding="0.097cm" fo:border-left="3pt solid #ff3333" fo:border-right="3pt solid #ff3333" fo:border-top="3pt solid #ff3333" fo:border-bottom="none"/>
    </style:style>
    <style:style style:name="Taula12.E3" style:family="table-cell">
      <style:table-cell-properties fo:background-color="#ffcccc" fo:padding="0.097cm" fo:border="none">
        <style:background-image/>
      </style:table-cell-properties>
    </style:style>
    <style:style style:name="Taula12.A4" style:family="table-cell">
      <style:table-cell-properties style:vertical-align="middle" fo:padding="0.097cm" fo:border="none"/>
    </style:style>
    <style:style style:name="Taula12.B4" style:family="table-cell">
      <style:table-cell-properties style:vertical-align="middle" fo:padding="0.097cm" fo:border-left="3pt solid #ff3333" fo:border-right="none" fo:border-top="3pt solid #ff3333" fo:border-bottom="3pt solid #ff3333"/>
    </style:style>
    <style:style style:name="Taula12.D4" style:family="table-cell">
      <style:table-cell-properties fo:padding="0.097cm" fo:border-left="0.05pt solid #000000" fo:border-right="none" fo:border-top="0.05pt solid #000000" fo:border-bottom="0.05pt solid #000000"/>
    </style:style>
    <style:style style:name="Taula12.E4" style:family="table-cell">
      <style:table-cell-properties fo:background-color="#ffcccc" fo:padding="0.097cm" fo:border-left="0.05pt solid #000000" fo:border-right="none" fo:border-top="0.05pt solid #000000" fo:border-bottom="0.05pt solid #000000">
        <style:background-image/>
      </style:table-cell-properties>
    </style:style>
    <style:style style:name="Taula12.F4" style:family="table-cell">
      <style:table-cell-properties fo:padding="0.097cm" fo:border="0.05pt solid #000000"/>
    </style:style>
    <style:style style:name="Taula12.D5" style:family="table-cell">
      <style:table-cell-properties fo:padding="0.097cm" fo:border-left="0.05pt solid #000000" fo:border-right="none" fo:border-top="none" fo:border-bottom="0.05pt solid #000000"/>
    </style:style>
    <style:style style:name="Taula12.E5" style:family="table-cell">
      <style:table-cell-properties fo:background-color="#ffcccc" fo:padding="0.097cm" fo:border-left="0.05pt solid #000000" fo:border-right="none" fo:border-top="none" fo:border-bottom="0.05pt solid #000000">
        <style:background-image/>
      </style:table-cell-properties>
    </style:style>
    <style:style style:name="Taula12.F5" style:family="table-cell">
      <style:table-cell-properties fo:padding="0.097cm" fo:border-left="0.05pt solid #000000" fo:border-right="0.05pt solid #000000" fo:border-top="none" fo:border-bottom="0.05pt solid #000000"/>
    </style:style>
    <style:style style:name="Taula12.D6" style:family="table-cell">
      <style:table-cell-properties fo:background-color="#ffcccc" fo:padding="0.097cm" fo:border-left="0.05pt solid #000000" fo:border-right="none" fo:border-top="none" fo:border-bottom="0.05pt solid #000000">
        <style:background-image/>
      </style:table-cell-properties>
    </style:style>
    <style:style style:name="Taula12.E6" style:family="table-cell">
      <style:table-cell-properties fo:background-color="#ccffcc" fo:padding="0.097cm" fo:border-left="0.05pt solid #000000" fo:border-right="none" fo:border-top="none" fo:border-bottom="0.05pt solid #000000">
        <style:background-image/>
      </style:table-cell-properties>
    </style:style>
    <style:style style:name="Taula12.F6" style:family="table-cell">
      <style:table-cell-properties fo:background-color="#ffcccc" fo:padding="0.097cm" fo:border-left="0.05pt solid #000000" fo:border-right="0.05pt solid #000000" fo:border-top="none" fo:border-bottom="0.05pt solid #000000">
        <style:background-image/>
      </style:table-cell-properties>
    </style:style>
    <style:style style:name="Taula12.D7" style:family="table-cell">
      <style:table-cell-properties fo:padding="0.097cm" fo:border-left="0.05pt solid #000000" fo:border-right="none" fo:border-top="none" fo:border-bottom="0.05pt solid #000000"/>
    </style:style>
    <style:style style:name="Taula12.E7" style:family="table-cell">
      <style:table-cell-properties fo:background-color="#ffcccc" fo:padding="0.097cm" fo:border-left="0.05pt solid #000000" fo:border-right="none" fo:border-top="none" fo:border-bottom="0.05pt solid #000000">
        <style:background-image/>
      </style:table-cell-properties>
    </style:style>
    <style:style style:name="Taula12.F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style:font-name="QMZJLM+BeraSansMono-Roman" fo:font-size="7.5pt" fo:font-style="normal" style:font-size-asian="7.5pt" style:font-style-asian="normal" style:font-style-complex="normal"/>
    </style:style>
    <style:style style:name="P5" style:family="paragraph" style:parent-style-name="Standard">
      <style:text-properties fo:font-variant="normal" fo:text-transform="none" fo:color="#000000" style:font-name="Arial1" fo:font-size="9.75pt" fo:letter-spacing="normal" fo:font-style="normal" fo:font-weight="normal"/>
    </style:style>
    <style:style style:name="P6" style:family="paragraph" style:parent-style-name="Standard">
      <style:paragraph-properties fo:text-align="start"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officeooo:rsid="002877a4" officeooo:paragraph-rsid="002877a4"/>
    </style:style>
    <style:style style:name="P9" style:family="paragraph" style:parent-style-name="Standard">
      <style:text-properties officeooo:rsid="002877a4" officeooo:paragraph-rsid="00295854"/>
    </style:style>
    <style:style style:name="P10" style:family="paragraph" style:parent-style-name="Standard">
      <style:text-properties officeooo:paragraph-rsid="002877a4"/>
    </style:style>
    <style:style style:name="P11" style:family="paragraph" style:parent-style-name="Standard">
      <style:text-properties officeooo:rsid="00295854" officeooo:paragraph-rsid="00295854"/>
    </style:style>
    <style:style style:name="P12" style:family="paragraph" style:parent-style-name="Standard">
      <style:text-properties officeooo:paragraph-rsid="00295854"/>
    </style:style>
    <style:style style:name="P13" style:family="paragraph" style:parent-style-name="Standard">
      <style:paragraph-properties fo:margin-left="4.99cm" fo:margin-right="0cm" fo:text-indent="0cm" style:auto-text-indent="false">
        <style:tab-stops/>
      </style:paragraph-properties>
    </style:style>
    <style:style style:name="P14" style:family="paragraph" style:parent-style-name="Standard">
      <style:paragraph-properties fo:margin-left="2.323cm" fo:margin-right="0cm" fo:text-indent="0cm" style:auto-text-indent="false">
        <style:tab-stops/>
      </style:paragraph-properties>
      <style:text-properties style:font-name="QMZJLM+BeraSansMono-Roman" fo:font-size="7.5pt" style:font-size-asian="7.5pt"/>
    </style:style>
    <style:style style:name="P15" style:family="paragraph" style:parent-style-name="Standard">
      <style:paragraph-properties fo:margin-left="2.365cm" fo:margin-right="0cm" fo:text-indent="0cm" style:auto-text-indent="false">
        <style:tab-stops/>
      </style:paragraph-properties>
      <style:text-properties style:font-name="QMZJLM+BeraSansMono-Roman" fo:font-size="7.5pt" style:font-size-asian="7.5pt"/>
    </style:style>
    <style:style style:name="P16" style:family="paragraph" style:parent-style-name="Standard">
      <style:paragraph-properties fo:margin-left="2.365cm" fo:margin-right="0cm" fo:text-indent="0cm" style:auto-text-indent="false"/>
      <style:text-properties style:font-name="QMZJLM+BeraSansMono-Roman" fo:font-size="7.5pt" fo:font-style="normal" style:font-size-asian="7.5pt" style:font-style-asian="normal" style:font-style-complex="normal"/>
    </style:style>
    <style:style style:name="P17" style:family="paragraph" style:parent-style-name="Standard">
      <style:paragraph-properties fo:margin-left="0.947cm" fo:margin-right="0cm" fo:text-indent="0cm" style:auto-text-indent="false">
        <style:tab-stops/>
      </style:paragraph-properties>
      <style:text-properties style:font-name="QMZJLM+BeraSansMono-Roman" fo:font-size="7.5pt" fo:font-style="italic" style:font-size-asian="7.5pt" style:font-style-asian="italic" style:font-style-complex="italic"/>
    </style:style>
    <style:style style:name="P18" style:family="paragraph" style:parent-style-name="Standard">
      <style:paragraph-properties fo:margin-left="0.947cm" fo:margin-right="0cm" fo:text-indent="0cm" style:auto-text-indent="false">
        <style:tab-stops/>
      </style:paragraph-properties>
      <style:text-properties fo:color="#c0c0c0" style:font-name="QMZJLM+BeraSansMono-Roman" fo:font-size="7.5pt" fo:font-style="italic" style:font-size-asian="7.5pt" style:font-style-asian="italic" style:font-style-complex="italic"/>
    </style:style>
    <style:style style:name="P19" style:family="paragraph" style:parent-style-name="Standard">
      <style:paragraph-properties fo:margin-left="0.947cm" fo:margin-right="0cm" fo:text-indent="0cm" style:auto-text-indent="false">
        <style:tab-stops/>
      </style:paragraph-properties>
      <style:text-properties fo:font-style="italic" style:font-style-asian="italic" style:font-style-complex="italic"/>
    </style:style>
    <style:style style:name="P20" style:family="paragraph" style:parent-style-name="Standard">
      <style:paragraph-properties fo:margin-left="1.251cm" fo:margin-right="0cm" fo:text-align="start" style:justify-single-word="false" fo:text-indent="0cm" style:auto-text-indent="false"/>
      <style:text-properties style:font-name="QMZJLM+BeraSansMono-Roman" fo:font-size="7.5pt" style:font-size-asian="7.5pt"/>
    </style:style>
    <style:style style:name="P21" style:family="paragraph" style:parent-style-name="Standard">
      <style:paragraph-properties fo:margin-left="0cm" fo:margin-right="0cm" fo:text-align="start" style:justify-single-word="false" fo:text-indent="0cm" style:auto-text-indent="false"/>
      <style:text-properties style:font-name="QMZJLM+BeraSansMono-Roman" fo:font-size="7.5pt" style:font-size-asian="7.5pt"/>
    </style:style>
    <style:style style:name="P22" style:family="paragraph" style:parent-style-name="Standard">
      <style:paragraph-properties fo:margin-left="1.27cm" fo:margin-right="0cm" fo:text-align="start" style:justify-single-word="false" fo:text-indent="0cm" style:auto-text-indent="false"/>
      <style:text-properties style:font-name="QMZJLM+BeraSansMono-Roman" fo:font-size="7.5pt" style:font-size-asian="7.5pt"/>
    </style:style>
    <style:style style:name="P23" style:family="paragraph" style:parent-style-name="Standard">
      <style:paragraph-properties fo:margin-left="5.786cm" fo:margin-right="0cm" fo:text-indent="0cm" style:auto-text-indent="false">
        <style:tab-stops/>
      </style:paragraph-properties>
      <style:text-properties style:font-name="QMZJLM+BeraSansMono-Roman" fo:font-size="7.5pt" style:font-size-asian="7.5pt"/>
    </style:style>
    <style:style style:name="P24" style:family="paragraph" style:parent-style-name="Standard">
      <style:paragraph-properties fo:margin-left="0.496cm" fo:margin-right="0cm" fo:text-indent="0cm" style:auto-text-indent="false"/>
      <style:text-properties style:font-name="DejaVu Sans Mono" fo:font-size="8pt" fo:font-weight="normal" style:font-size-asian="8pt" style:font-weight-asian="normal" style:font-size-complex="8pt" style:font-weight-complex="normal"/>
    </style:style>
    <style:style style:name="P25" style:family="paragraph" style:parent-style-name="Standard">
      <style:paragraph-properties fo:margin-left="0.496cm" fo:margin-right="0cm" fo:text-indent="0cm" style:auto-text-indent="false"/>
      <style:text-properties style:font-name="DejaVu Sans Mono" fo:font-size="8pt" fo:font-weight="normal" officeooo:rsid="0024a551" officeooo:paragraph-rsid="0024a551" style:font-size-asian="8pt" style:font-weight-asian="normal" style:font-size-complex="8pt" style:font-weight-complex="normal"/>
    </style:style>
    <style:style style:name="P26"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officeooo:paragraph-rsid="00260f2d" fo:background-color="transparent" style:font-size-asian="16pt" style:font-weight-asian="bold" style:font-size-complex="16pt" style:language-complex="ar" style:country-complex="SA"/>
    </style:style>
    <style:style style:name="P27" style:family="paragraph" style:parent-style-name="Standard">
      <style:paragraph-properties fo:text-align="center" style:justify-single-word="false" fo:background-color="#c0c0c0">
        <style:background-image/>
      </style:paragraph-properties>
      <style:text-properties fo:language="ca" fo:country="ES" officeooo:paragraph-rsid="00260f2d" style:language-complex="ar" style:country-complex="SA"/>
    </style:style>
    <style:style style:name="P28" style:family="paragraph" style:parent-style-name="Standard">
      <style:paragraph-properties fo:background-color="#c0c0c0">
        <style:background-image/>
      </style:paragraph-properties>
      <style:text-properties fo:language="ca" fo:country="ES" officeooo:paragraph-rsid="00260f2d" style:language-complex="ar" style:country-complex="SA"/>
    </style:style>
    <style:style style:name="P29" style:family="paragraph" style:parent-style-name="Standard">
      <style:paragraph-properties fo:margin-top="0cm" fo:margin-bottom="0cm" loext:contextual-spacing="false" fo:text-align="center" style:justify-single-word="false" fo:background-color="#c0c0c0">
        <style:background-image/>
      </style:paragraph-properties>
      <style:text-properties fo:font-size="14pt" fo:language="ca" fo:country="ES" fo:font-weight="bold" officeooo:rsid="01072f76" officeooo:paragraph-rsid="0027118f" style:font-size-asian="14pt" style:font-weight-asian="bold" style:font-name-complex="Arial" style:font-size-complex="14pt" style:language-complex="ar" style:country-complex="SA" style:font-weight-complex="bold"/>
    </style:style>
    <style:style style:name="P30" style:family="paragraph" style:parent-style-name="Normal_20__28_Web_29_">
      <style:paragraph-properties fo:margin-top="0cm" fo:margin-bottom="0cm" loext:contextual-spacing="false"/>
      <style:text-properties fo:font-size="10pt" fo:language="ca" fo:country="ES" officeooo:paragraph-rsid="00260f2d" style:font-size-asian="10pt" style:font-name-complex="Arial" style:language-complex="ar" style:country-complex="SA"/>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officeooo:paragraph-rsid="00295854"/>
    </style:style>
    <style:style style:name="P33" style:family="paragraph" style:parent-style-name="Table_20_Contents">
      <style:paragraph-properties fo:text-align="center" style:justify-single-word="false"/>
      <style:text-properties officeooo:rsid="002877a4" officeooo:paragraph-rsid="002877a4"/>
    </style:style>
    <style:style style:name="P34" style:family="paragraph" style:parent-style-name="Table_20_Contents">
      <style:paragraph-properties fo:text-align="center" style:justify-single-word="false"/>
      <style:text-properties officeooo:rsid="001dbfe8" officeooo:paragraph-rsid="00295854"/>
    </style:style>
    <style:style style:name="P35" style:family="paragraph" style:parent-style-name="Table_20_Contents">
      <style:paragraph-properties fo:text-align="center" style:justify-single-word="false"/>
      <style:text-properties fo:font-size="2pt" officeooo:paragraph-rsid="00295854" style:font-size-asian="2pt" style:font-size-complex="2pt"/>
    </style:style>
    <style:style style:name="P36" style:family="paragraph" style:parent-style-name="Table_20_Contents">
      <style:paragraph-properties fo:text-align="center" style:justify-single-word="false"/>
      <style:text-properties fo:font-size="2pt" officeooo:rsid="001dbfe8" officeooo:paragraph-rsid="00295854" style:font-size-asian="2pt" style:font-size-complex="2pt"/>
    </style:style>
    <style:style style:name="P37" style:family="paragraph" style:parent-style-name="Table_20_Contents">
      <style:paragraph-properties fo:text-align="center" style:justify-single-word="false"/>
      <style:text-properties officeooo:rsid="001dbfe8" officeooo:paragraph-rsid="00295854" style:font-size-asian="10.5pt" style:text-rotation-angle="90" style:text-rotation-scale="line-height"/>
    </style:style>
    <style:style style:name="P38" style:family="paragraph" style:parent-style-name="Standard" style:master-page-name="Standard">
      <style:paragraph-properties fo:text-align="center" style:justify-single-word="false" style:page-number="auto" fo:background-color="#c0c0c0">
        <style:background-image/>
      </style:paragraph-properties>
      <style:text-properties fo:language="ca" fo:country="ES" officeooo:paragraph-rsid="00260f2d" style:language-complex="ar" style:country-complex="SA"/>
    </style:style>
    <style:style style:name="P39" style:family="paragraph" style:parent-style-name="Standard" style:list-style-name="L1">
      <style:text-properties fo:font-weight="normal" style:font-weight-asian="normal" style:font-weight-complex="normal"/>
    </style:style>
    <style:style style:name="P40" style:family="paragraph" style:parent-style-name="Table_20_Contents">
      <style:paragraph-properties fo:text-align="center" style:justify-single-word="false"/>
      <style:text-properties officeooo:rsid="002c7583" officeooo:paragraph-rsid="002c7583"/>
    </style:style>
    <style:style style:name="P41" style:family="paragraph" style:parent-style-name="Heading_20_1">
      <style:paragraph-properties fo:text-align="center" style:justify-single-word="false" fo:background-color="#c0c0c0">
        <style:background-image/>
      </style:paragraph-properties>
      <style:text-properties fo:language="ca" fo:country="ES" officeooo:paragraph-rsid="00260f2d" style:language-complex="ar" style:country-complex="SA"/>
    </style:style>
    <style:style style:name="P42" style:family="paragraph" style:parent-style-name="Heading_20_1">
      <style:paragraph-properties fo:text-align="center" style:justify-single-word="false" fo:orphans="2" fo:widows="2" fo:background-color="#c0c0c0" style:writing-mode="lr-tb">
        <style:background-image/>
      </style:paragraph-properties>
      <style:text-properties style:use-window-font-color="true" style:font-name="Arial" fo:font-size="16pt" fo:language="ca" fo:country="ES" fo:font-weight="bold" officeooo:paragraph-rsid="00260f2d" fo:background-color="transparent" style:font-name-asian="Times New Roman" style:font-size-asian="16pt" style:font-weight-asian="bold" style:font-name-complex="Times New Roman" style:font-size-complex="16pt" style:language-complex="ar" style:country-complex="SA"/>
    </style:style>
    <style:style style:name="T1" style:family="text">
      <style:text-properties style:font-name="QMZJLM+BeraSansMono-Roman" fo:font-size="7.5pt" style:font-size-asian="7.5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variant="normal" fo:text-transform="none" fo:color="#000000" style:font-name="Arial1" fo:font-size="9.75pt" fo:letter-spacing="normal" fo:font-style="normal" fo:font-weight="normal"/>
    </style:style>
    <style:style style:name="T7" style:family="text">
      <style:text-properties fo:color="#c0c0c0"/>
    </style:style>
    <style:style style:name="T8" style:family="text">
      <style:text-properties style:font-name="DejaVu Sans Mono" fo:font-size="8pt" fo:font-weight="normal" style:font-size-asian="8pt" style:font-weight-asian="normal" style:font-size-complex="8pt" style:font-weight-complex="normal"/>
    </style:style>
    <style:style style:name="T9" style:family="text">
      <style:text-properties style:font-name="DejaVu Sans Mono" fo:font-size="8pt" style:font-size-asian="8pt" style:font-size-complex="8pt"/>
    </style:style>
    <style:style style:name="T10" style:family="text">
      <style:text-properties officeooo:rsid="001f8066"/>
    </style:style>
    <style:style style:name="T11" style:family="text">
      <style:text-properties style:font-name="Arial" fo:font-size="16pt" fo:font-weight="bold" style:font-size-asian="16pt" style:font-weight-asian="bold" style:font-size-complex="16pt"/>
    </style:style>
    <style:style style:name="T12" style:family="text">
      <style:text-properties style:font-name="Arial" fo:font-size="16pt" fo:font-weight="bold" fo:background-color="transparent" loext:char-shading-value="0" style:font-size-asian="16pt" style:font-weight-asian="bold" style:font-size-complex="16pt"/>
    </style:style>
    <style:style style:name="T13" style:family="text">
      <style:text-properties style:font-name="Arial" fo:font-size="16pt" fo:font-weight="bold" officeooo:rsid="00e80478" fo:background-color="transparent" loext:char-shading-value="0" style:font-size-asian="16pt" style:font-weight-asian="bold" style:font-size-complex="16pt"/>
    </style:style>
    <style:style style:name="T14" style:family="text">
      <style:text-properties fo:font-size="16pt" fo:background-color="transparent" loext:char-shading-value="0" style:font-size-asian="16pt" style:font-size-complex="16pt"/>
    </style:style>
    <style:style style:name="T15" style:family="text">
      <style:text-properties fo:font-size="16pt" style:font-size-asian="16pt" style:font-size-complex="16pt"/>
    </style:style>
    <style:style style:name="T16" style:family="text">
      <style:text-properties style:font-weight-complex="normal"/>
    </style:style>
    <style:style style:name="T17" style:family="text">
      <style:text-properties style:font-name="Arial Black" fo:font-size="24pt" fo:font-weight="bold" officeooo:rsid="00e66574" fo:background-color="transparent" loext:char-shading-value="0" style:font-size-asian="24pt" style:font-weight-asian="bold" style:font-size-complex="24pt" style:font-weight-complex="bold"/>
    </style:style>
    <style:style style:name="T18" style:family="text">
      <style:text-properties style:font-name="Arial Black" fo:font-size="24pt" fo:font-weight="bold" officeooo:rsid="00260f2d" fo:background-color="transparent" loext:char-shading-value="0" style:font-size-asian="24pt" style:font-weight-asian="bold" style:font-size-complex="24pt" style:font-weight-complex="bold"/>
    </style:style>
    <style:style style:name="T19" style:family="text">
      <style:text-properties officeooo:rsid="00295854"/>
    </style:style>
    <style:style style:name="T20" style:family="text">
      <style:text-properties officeooo:rsid="002c7583"/>
    </style:style>
    <style:style style:name="T21" style:family="text">
      <style:text-properties officeooo:rsid="002d422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11">CFG</text:span><text:span text:style-name="T12">S Administració de Sistemes Informàtics</text:span></text:p>
      <text:p text:style-name="P26">CFGS Desenvolupament d'Aplicacions Multiplataforma</text:p>
      <text:h text:style-name="P41" text:outline-level="1"><text:span text:style-name="T12">CFGS Desenvolupament d'Aplicacions </text:span><text:span text:style-name="T13">Web</text:span></text:h>
      <text:h text:style-name="P41" text:outline-level="1"><text:span text:style-name="T14">Mòdul 3</text:span><text:span text:style-name="T15"> – Programació bàsica</text:span></text:h>
      <text:h text:style-name="P42" text:outline-level="1">UF2 – <text:span text:style-name="T16">Programació modular</text:span></text:h>
      <text:p text:style-name="P27"><text:span text:style-name="T18">Contingut</text:span><text:span text:style-name="T17"> de repàs</text:span></text:p>
      <text:p text:style-name="P28"/>
      <text:p text:style-name="P30"/>
      <text:p text:style-name="Standard"/>
      <text:p text:style-name="P29">ARRAYS o VECTORS</text:p>
      <text:p text:style-name="Standard"/>
      <text:h text:style-name="Heading_20_3" text:outline-level="3">Definició</text:h>
      <text:p text:style-name="Standard">Són conjunts de valors d'un mateix tipus.</text:p>
      <text:p text:style-name="Standard"/>
      <text:h text:style-name="Heading_20_3" text:outline-level="3"><text:bookmark-start text:name="__DdeLink__3806_98870838"/>Declaració</text:h>
      <text:p text:style-name="Standard"><text:bookmark-start text:name="__DdeLink__3808_98870838"/>En JAVA les variables que representen vectors es declaren:</text:p>
      <text:p text:style-name="P20">paraulaClauTipus[] identificadorVariable ;</text:p>
      <text:p text:style-name="Standard">o bé incloent inicialització:</text:p>
      <text:p text:style-name="P21"><text:tab/>paraulaClauTipus[] identificadorVariable = {valor1, valor2, ... , valorN};</text:p>
      <text:p text:style-name="Standard">o també:</text:p>
      <text:p text:style-name="P21"><text:tab/>paraulaClauTipus[] identificadorVariable = new paraulaClauTipus[mida];<text:bookmark-end text:name="__DdeLink__3806_98870838"/><text:bookmark-end text:name="__DdeLink__3808_98870838"/></text:p>
      <text:p text:style-name="Standard">En el darrer cas tots el valors de l'array tindran un valor inicial que segons sigui el tipus: <text:span text:style-name="T4">numèric, caràcter, booleà o objecte </text:span>es correspondrà amb <text:span text:style-name="T3">zero, caràcter zero o nul, false o objecte null respectivament</text:span>.</text:p>
      <text:p text:style-name="Standard"/>
      <text:p text:style-name="Standard">Exemples:</text:p>
      <text:p text:style-name="P22">int[] valorsEnters = new int[10];</text:p>
      <text:p text:style-name="Standard"/>
      <text:h text:style-name="Heading_20_3" text:outline-level="3">Accés als elements</text:h>
      <text:p text:style-name="Standard">Per accedir als elements d'un array cal indicar quin és l'element a manipular a través de la seva posició.</text:p>
      <text:p text:style-name="Standard">En JAVA, usem els <text:span text:style-name="T3">[ ]</text:span> per indicar la posició: <text:s/><text:span text:style-name="T1">identificadorVariable[posicio]</text:span></text:p>
      <text:p text:style-name="Standard">En JAVA, la posició es pot expressar com un valor literal: <text:s/><text:span text:style-name="T1">identificadorVariable[3]</text:span></text:p>
      <text:p text:style-name="P13">com una variable: <text:s text:c="2"/><text:span text:style-name="T1">identificadorVariable[variablePosicio]</text:span></text:p>
      <text:p text:style-name="P13">com una expressió:</text:p>
      <text:p text:style-name="P23">identificadorVariable[funcioQueRetorniEnter(variable1) + variable2 -3]</text:p>
      <text:p text:style-name="Standard">En JAVA, les posicions d'un array es comencen a comptar a partir de zero. És a dir que la posició 1 és la segona posició i la 2 la tercera, etc.</text:p>
      <text:p text:style-name="Standard">En JAVA, L'element entès com la variable i la posició és equivalent a una variable d'un tipus bàsic. És a a dir podem fer-ne el mateix ús i en les mateixes situacions</text:p>
      <text:p text:style-name="Standard"/>
      <text:h text:style-name="Heading_20_3" text:outline-level="3"><text:soft-page-break/>Recorregut d'elements</text:h>
      <text:p text:style-name="Standard">Sabent que s'accedeix als elements per posició, podem recorre tots els elements d'un vector fent servir un bucle que comenci per la primera posició (zero) i acabi a la darrera (mida de l'array – 1). Exemple:</text:p>
      <text:p text:style-name="Standard"/>
      <text:p text:style-name="P14"><text:bookmark-start text:name="__DdeLink__3405_98870838"/>for(int i=0; i&lt;varArray.length; i++){</text:p>
      <text:p text:style-name="P14"><text:tab/> <text:s/>fer quelcom amb varArray[i]</text:p>
      <text:p text:style-name="P14">}<text:bookmark-end text:name="__DdeLink__3405_98870838"/></text:p>
      <text:p text:style-name="Standard">Podem usar <text:span text:style-name="T3">.length</text:span><text:span text:style-name="T5"> per saber quina és la mida d'un array.</text:span></text:p>
      <text:p text:style-name="P3"/>
      <text:p text:style-name="P3">Existeix una altre manera de recórrer tots els elements d'un array:</text:p>
      <text:p text:style-name="P4"/>
      <text:p text:style-name="P16">for(tipusElement e: varArray){</text:p>
      <text:p text:style-name="P15"><text:tab/> <text:s/>fer quelcom amb e</text:p>
      <text:p text:style-name="P16">}</text:p>
      <text:p text:style-name="Standard">En aquest cas la variable e va prenent el valor dels diferents elements de varArray a cada iteració.</text:p>
      <text:p text:style-name="Standard"/>
      <text:h text:style-name="Heading_20_3" text:outline-level="3">Errors</text:h>
      <text:p text:style-name="Standard">Intentar accedir a un array no dimensionat o a una posició igual o superior a la seva mida (.<text:span text:style-name="T3">length</text:span>) llançarà una excepció de tipus <text:span text:style-name="T6">ArrayIndexOutOfBoundsException.</text:span></text:p>
      <text:p text:style-name="P5"/>
      <text:h text:style-name="Heading_20_3" text:outline-level="3"><text:bookmark-start text:name="__DdeLink__3812_98870838"/><text:span text:style-name="T2">Ús d'arrays com a paràmetres</text:span> </text:h>
      <text:p text:style-name="Standard">Si passeu un array com a paràmetre, la funció que el rebi aconseguirà accedir a tots els seus elements. A més, qualsevol modificació en alguns dels elements accedits a través del paràmetre implicarà el mateix canvi en el mateix element de l'array original. És a dir, els arrays no es copien quan es passen per paràmetre.<text:bookmark-end text:name="__DdeLink__3812_98870838"/></text:p>
      <text:p text:style-name="Standard"/>
      <text:p text:style-name="P2">Exemple:</text:p>
      <text:p text:style-name="P17">public class Arrays {</text:p>
      <text:p text:style-name="P17"/>
      <text:p text:style-name="P19"><text:s text:c="4"/><text:span text:style-name="T7">/**</text:span></text:p>
      <text:p text:style-name="P18"><text:s text:c="5"/>* @param args the command line arguments</text:p>
      <text:p text:style-name="P18"><text:s text:c="5"/>*/</text:p>
      <text:p text:style-name="P17"><text:s text:c="4"/>public static void main(String[] args) {</text:p>
      <text:p text:style-name="P17"><text:s text:c="8"/>Arrays programa = new Arrays();</text:p>
      <text:p text:style-name="P17"><text:s text:c="8"/>programa.inici();</text:p>
      <text:p text:style-name="P17"><text:s text:c="4"/>}</text:p>
      <text:p text:style-name="P17"><text:s text:c="4"/></text:p>
      <text:p text:style-name="P17"><text:s text:c="4"/>private void inici(){</text:p>
      <text:p text:style-name="P17"><text:s text:c="7"/><text:span text:style-name="T7"><text:s/>//valor inicial</text:span></text:p>
      <text:p text:style-name="P17"><text:s text:c="8"/>int[] varArray = {1,1,1,1,5,8,13};</text:p>
      <text:p text:style-name="P17"><text:s text:c="7"/><text:span text:style-name="T7"><text:s/>//crida a canviarArray</text:span></text:p>
      <text:p text:style-name="P17"><text:s text:c="8"/>canviarArray(varArray);</text:p>
      <text:p text:style-name="P18"><text:s text:c="8"/>//visualització elements</text:p>
      <text:p text:style-name="P17"><text:s text:c="8"/>for(int i=0; i&lt;varArray.length; i++){</text:p>
      <text:p text:style-name="P17"><text:s text:c="12"/>System.out.println("varArray["+i+"]="+varArray[i]);</text:p>
      <text:p text:style-name="P17"><text:s text:c="8"/>}</text:p>
      <text:p text:style-name="P17"><text:s text:c="4"/>}</text:p>
      <text:p text:style-name="P17"><text:s text:c="4"/></text:p>
      <text:p text:style-name="P17"><text:s text:c="4"/>private void canviarArray(int[] paramArray){</text:p>
      <text:p text:style-name="P17"><text:s text:c="8"/>paramArray[2]=2;</text:p>
      <text:p text:style-name="P17"><text:s text:c="8"/>paramArray[3]=3;</text:p>
      <text:p text:style-name="P17"><text:s text:c="4"/>}</text:p>
      <text:p text:style-name="P17">}</text:p>
      <text:p text:style-name="P2">Aquest exemple mostrarà per pantalla:</text:p>
      <text:p text:style-name="P17"><text:soft-page-break/>varArray[0]=1</text:p>
      <text:p text:style-name="P17">varArray[1]=1</text:p>
      <text:p text:style-name="P17">varArray[2]=2</text:p>
      <text:p text:style-name="P17">varArray[3]=3</text:p>
      <text:p text:style-name="P17">varArray[4]=5</text:p>
      <text:p text:style-name="P17">varArray[5]=8</text:p>
      <text:p text:style-name="P17">varArray[6]=13</text:p>
      <text:p text:style-name="Standard"/>
      <text:h text:style-name="Heading_20_3" text:outline-level="3"><text:span text:style-name="T2">Arrays multidimensionals</text:span> </text:h>
      <text:p text:style-name="Standard">En la majoria de llenguatges, i en JAVA també, els arrays multidimensionals es poden tractar com col·leccions de col·leccions. O dit d'una altre manera, podem considerar-los com arrays que el les seves posicions en comptes de tenir dades simples tenen altres arrays.</text:p>
      <text:p text:style-name="Standard"/>
      <text:p text:style-name="Standard">Pensem-hi:</text:p>
      <text:p text:style-name="Standard">Un array unidimensional seria una col·lecció que en cada una de les seves posicions tingués un tipus primitius com per exemple enters. Vegem un exemple </text:p>
      <table:table table:name="Taula1" table:style-name="Taula1">
        <table:table-column table:style-name="Taula1.A" table:number-columns-repeated="3"/>
        <table:table-column table:style-name="Taula1.D"/>
        <table:table-row>
          <table:table-cell table:style-name="Taula1.A1" office:value-type="float" office:value="1">
            <text:p text:style-name="Table_20_Contents">1</text:p>
          </table:table-cell>
          <table:table-cell table:style-name="Taula1.A1" office:value-type="float" office:value="2">
            <text:p text:style-name="Table_20_Contents">2</text:p>
          </table:table-cell>
          <table:table-cell table:style-name="Taula1.A1" office:value-type="float" office:value="3">
            <text:p text:style-name="Table_20_Contents">3</text:p>
          </table:table-cell>
          <table:table-cell table:style-name="Taula1.D1" office:value-type="float" office:value="5">
            <text:p text:style-name="Table_20_Contents">5</text:p>
          </table:table-cell>
        </table:table-row>
      </table:table>
      <text:p text:style-name="Standard"/>
      <text:p text:style-name="Standard">En canvi un array bidemensional seria aquell que en cada posició tingués un array sencer per exemple d'enters també. Vegem un exemple.</text:p>
      <text:p text:style-name="Standard"/>
      <table:table table:name="Taula2" table:style-name="Taula2">
        <table:table-column table:style-name="Taula2.A" table:number-columns-repeated="3"/>
        <table:table-column table:style-name="Taula2.D"/>
        <table:table-row>
          <table:table-cell table:style-name="Taula2.A1" office:value-type="float" office:value="1">
            <table:table table:name="Taula3" table:style-name="Taula3">
              <table:table-column table:style-name="Taula3.A"/>
              <table:table-row>
                <table:table-cell table:style-name="Taula3.A1" office:value-type="string">
                  <text:p text:style-name="P40">a</text:p>
                </table:table-cell>
              </table:table-row>
              <table:table-row>
                <table:table-cell table:style-name="Taula3.A2" office:value-type="string">
                  <text:p text:style-name="P40">b</text:p>
                </table:table-cell>
              </table:table-row>
              <table:table-row>
                <table:table-cell table:style-name="Taula3.A2" office:value-type="string">
                  <text:p text:style-name="P40">c</text:p>
                </table:table-cell>
              </table:table-row>
              <table:table-row>
                <table:table-cell table:style-name="Taula3.A2" office:value-type="string">
                  <text:p text:style-name="P40">d</text:p>
                </table:table-cell>
              </table:table-row>
            </table:table>
            <text:p text:style-name="Table_20_Contents"/>
          </table:table-cell>
          <table:table-cell table:style-name="Taula2.A1" office:value-type="float" office:value="2">
            <table:table table:name="Taula4" table:style-name="Taula4">
              <table:table-column table:style-name="Taula4.A"/>
              <table:table-row>
                <table:table-cell table:style-name="Taula4.A1" office:value-type="string">
                  <text:p text:style-name="P40">aa</text:p>
                </table:table-cell>
              </table:table-row>
              <table:table-row>
                <table:table-cell table:style-name="Taula4.A2" office:value-type="string">
                  <text:p text:style-name="P40">bb</text:p>
                </table:table-cell>
              </table:table-row>
              <table:table-row>
                <table:table-cell table:style-name="Taula4.A2" office:value-type="string">
                  <text:p text:style-name="P40">cc</text:p>
                </table:table-cell>
              </table:table-row>
              <table:table-row>
                <table:table-cell table:style-name="Taula4.A2" office:value-type="string">
                  <text:p text:style-name="P40">dd</text:p>
                </table:table-cell>
              </table:table-row>
            </table:table>
            <text:p text:style-name="Table_20_Contents"/>
          </table:table-cell>
          <table:table-cell table:style-name="Taula2.A1" office:value-type="float" office:value="3">
            <table:table table:name="Taula5" table:style-name="Taula5">
              <table:table-column table:style-name="Taula5.A"/>
              <table:table-row>
                <table:table-cell table:style-name="Taula5.A1" office:value-type="string">
                  <text:p text:style-name="P31"><text:span text:style-name="T20">aaa</text:span></text:p>
                </table:table-cell>
              </table:table-row>
              <table:table-row>
                <table:table-cell table:style-name="Taula5.A2" office:value-type="string">
                  <text:p text:style-name="P40">bbb</text:p>
                </table:table-cell>
              </table:table-row>
              <table:table-row>
                <table:table-cell table:style-name="Taula5.A2" office:value-type="string">
                  <text:p text:style-name="P40">ccc</text:p>
                </table:table-cell>
              </table:table-row>
              <table:table-row>
                <table:table-cell table:style-name="Taula5.A2" office:value-type="string">
                  <text:p text:style-name="P40">ddd</text:p>
                </table:table-cell>
              </table:table-row>
            </table:table>
            <text:p text:style-name="Table_20_Contents"/>
          </table:table-cell>
          <table:table-cell table:style-name="Taula2.D1" office:value-type="float" office:value="5">
            <table:table table:name="Taula6" table:style-name="Taula6">
              <table:table-column table:style-name="Taula6.A"/>
              <table:table-row>
                <table:table-cell table:style-name="Taula6.A1" office:value-type="string">
                  <text:p text:style-name="P40">aaaa</text:p>
                </table:table-cell>
              </table:table-row>
              <table:table-row>
                <table:table-cell table:style-name="Taula6.A2" office:value-type="string">
                  <text:p text:style-name="P40">bbbb</text:p>
                </table:table-cell>
              </table:table-row>
              <table:table-row>
                <table:table-cell table:style-name="Taula6.A2" office:value-type="string">
                  <text:p text:style-name="P40">cccc</text:p>
                </table:table-cell>
              </table:table-row>
              <table:table-row>
                <table:table-cell table:style-name="Taula6.A2" office:value-type="string">
                  <text:p text:style-name="P40">dddd</text:p>
                </table:table-cell>
              </table:table-row>
            </table:table>
            <text:p text:style-name="Table_20_Contents"/>
          </table:table-cell>
        </table:table-row>
      </table:table>
      <text:p text:style-name="Standard"/>
      <text:p text:style-name="Standard">Seguin<text:span text:style-name="T10">t</text:span> la mateixa lògica podríem parlar que els arrays multidimensionals serien arrays dins d<text:span text:style-name="T10">'</text:span>arrays, que a la seva vegada podrien estar dins d'altres arrays de forma iterativa. Sense <text:s/>més límits que la capacitat de la nostra memòria RAM. </text:p>
      <text:p text:style-name="Standard"/>
      <text:p text:style-name="P8">Per convenció, el llenguatge JAVA identifica les files com a primer índex i les columnes com a segon. Això fa que a l'hora de representar una matriu caldria visualitzar-la com un conjunt de files, <text:span text:style-name="T21">de manera que</text:span> cada una d'elles cont<text:span text:style-name="T21">ingui </text:span>un array. De fet és similar a la representació anterior, però és important per entendre que una fila conté directament un array, mentre que una columna, no:</text:p>
      <text:p text:style-name="P8"/>
      <table:table table:name="Taula7" table:style-name="Taula7">
        <table:table-column table:style-name="Taula7.A"/>
        <table:table-row>
          <table:table-cell table:style-name="Taula7.A1" office:value-type="string">
            <table:table table:name="Taula8" table:style-name="Taula8">
              <table:table-column table:style-name="Taula8.A" table:number-columns-repeated="3"/>
              <table:table-column table:style-name="Taula8.D"/>
              <table:table-row>
                <table:table-cell table:style-name="Taula8.A1" office:value-type="string">
                  <text:p text:style-name="P33">F:0, C:0</text:p>
                </table:table-cell>
                <table:table-cell table:style-name="Taula8.A1" office:value-type="string">
                  <text:p text:style-name="P33">F:0, C:1</text:p>
                </table:table-cell>
                <table:table-cell table:style-name="Taula8.A1" office:value-type="string">
                  <text:p text:style-name="P33">F:0, C:2</text:p>
                </table:table-cell>
                <table:table-cell table:style-name="Taula8.D1" office:value-type="string">
                  <text:p text:style-name="P33">F:0, C:2</text:p>
                </table:table-cell>
              </table:table-row>
            </table:table>
            <text:p text:style-name="Table_20_Contents"/>
          </table:table-cell>
        </table:table-row>
        <table:table-row>
          <table:table-cell table:style-name="Taula7.A2" office:value-type="string">
            <table:table table:name="Taula9" table:style-name="Taula9">
              <table:table-column table:style-name="Taula9.A" table:number-columns-repeated="3"/>
              <table:table-column table:style-name="Taula9.D"/>
              <table:table-row>
                <table:table-cell table:style-name="Taula9.A1" office:value-type="string">
                  <text:p text:style-name="P33">F:1, C:0</text:p>
                </table:table-cell>
                <table:table-cell table:style-name="Taula9.A1" office:value-type="string">
                  <text:p text:style-name="P33">F:1, C:1</text:p>
                </table:table-cell>
                <table:table-cell table:style-name="Taula9.A1" office:value-type="string">
                  <text:p text:style-name="P33">F:1, C:2</text:p>
                </table:table-cell>
                <table:table-cell table:style-name="Taula9.D1" office:value-type="string">
                  <text:p text:style-name="P33">F:1, C:2</text:p>
                </table:table-cell>
              </table:table-row>
            </table:table>
            <text:p text:style-name="Table_20_Contents"/>
          </table:table-cell>
        </table:table-row>
        <table:table-row>
          <table:table-cell table:style-name="Taula7.A2" office:value-type="string">
            <table:table table:name="Taula10" table:style-name="Taula10">
              <table:table-column table:style-name="Taula10.A" table:number-columns-repeated="3"/>
              <table:table-column table:style-name="Taula10.D"/>
              <table:table-row>
                <table:table-cell table:style-name="Taula10.A1" office:value-type="string">
                  <text:p text:style-name="P33">F:2, C:0</text:p>
                </table:table-cell>
                <table:table-cell table:style-name="Taula10.A1" office:value-type="string">
                  <text:p text:style-name="P33">F:2, C:1</text:p>
                </table:table-cell>
                <table:table-cell table:style-name="Taula10.A1" office:value-type="string">
                  <text:p text:style-name="P33">F:2, C:2</text:p>
                </table:table-cell>
                <table:table-cell table:style-name="Taula10.D1" office:value-type="string">
                  <text:p text:style-name="P33">F:2, C:2</text:p>
                </table:table-cell>
              </table:table-row>
            </table:table>
            <text:p text:style-name="Table_20_Contents"/>
          </table:table-cell>
        </table:table-row>
        <table:table-row>
          <table:table-cell table:style-name="Taula7.A2" office:value-type="string">
            <table:table table:name="Taula11" table:style-name="Taula11">
              <table:table-column table:style-name="Taula11.A" table:number-columns-repeated="3"/>
              <table:table-column table:style-name="Taula11.D"/>
              <table:table-row>
                <table:table-cell table:style-name="Taula11.A1" office:value-type="string">
                  <text:p text:style-name="P33">F:3, C:0</text:p>
                </table:table-cell>
                <table:table-cell table:style-name="Taula11.A1" office:value-type="string">
                  <text:p text:style-name="P33">F:3, C:1</text:p>
                </table:table-cell>
                <table:table-cell table:style-name="Taula11.A1" office:value-type="string">
                  <text:p text:style-name="P33">F:3, C:2</text:p>
                </table:table-cell>
                <table:table-cell table:style-name="Taula11.D1" office:value-type="string">
                  <text:p text:style-name="P33">F:3, C:2</text:p>
                </table:table-cell>
              </table:table-row>
            </table:table>
            <text:p text:style-name="Table_20_Contents"/>
          </table:table-cell>
        </table:table-row>
      </table:table>
      <text:p text:style-name="P10"/>
      <text:p text:style-name="P9"><text:soft-page-break/>En realitat una columna estaria formada per la posició X de cada un dels arrays continguts a les files, sent X la posició que identifica la fila.</text:p>
      <text:p text:style-name="P10"/>
      <text:p text:style-name="P11">En qualsevol cas, la representació d'un array bidimensional és sempre una taula amb independència de si són les files o les columnes, els elements que contenen arrays. Per això la forma més habitual de representar <text:s/>una matriu (array de dues dimensions) és:</text:p>
      <text:p text:style-name="P11"/>
      <table:table table:name="Taula12" table:style-name="Taula12">
        <table:table-column table:style-name="Taula12.A"/>
        <table:table-column table:style-name="Taula12.B"/>
        <table:table-column table:style-name="Taula12.C"/>
        <table:table-column table:style-name="Taula12.D" table:number-columns-repeated="3"/>
        <table:table-row>
          <table:table-cell table:style-name="Taula12.A1" office:value-type="string">
            <text:p text:style-name="P32"/>
          </table:table-cell>
          <table:table-cell table:style-name="Taula12.A1" office:value-type="string">
            <text:p text:style-name="P32"/>
          </table:table-cell>
          <table:table-cell table:style-name="Taula12.A1" office:value-type="string">
            <text:p text:style-name="P32"/>
          </table:table-cell>
          <table:table-cell table:style-name="Taula12.A1" table:number-columns-spanned="3" office:value-type="string">
            <text:p text:style-name="P34">columnes</text:p>
          </table:table-cell>
          <table:covered-table-cell/>
          <table:covered-table-cell/>
        </table:table-row>
        <table:table-row table:style-name="Taula12.2">
          <table:table-cell table:style-name="Taula12.A1" office:value-type="string">
            <text:p text:style-name="P35"/>
          </table:table-cell>
          <table:table-cell table:style-name="Taula12.A1" office:value-type="string">
            <text:p text:style-name="P35"/>
          </table:table-cell>
          <table:table-cell table:style-name="Taula12.A1" office:value-type="string">
            <text:p text:style-name="P35"/>
          </table:table-cell>
          <table:table-cell table:style-name="Taula12.D2" table:number-columns-spanned="3" office:value-type="string">
            <text:p text:style-name="P36"/>
          </table:table-cell>
          <table:covered-table-cell/>
          <table:covered-table-cell/>
        </table:table-row>
        <table:table-row>
          <table:table-cell table:style-name="Taula12.A1" office:value-type="string">
            <text:p text:style-name="P32"/>
          </table:table-cell>
          <table:table-cell table:style-name="Taula12.A1" office:value-type="string">
            <text:p text:style-name="P32"/>
          </table:table-cell>
          <table:table-cell table:style-name="Taula12.A1" office:value-type="string">
            <text:p text:style-name="P32"/>
          </table:table-cell>
          <table:table-cell table:style-name="Taula12.A1" office:value-type="string">
            <text:p text:style-name="P34">0</text:p>
          </table:table-cell>
          <table:table-cell table:style-name="Taula12.E3" office:value-type="string">
            <text:p text:style-name="P34">1</text:p>
          </table:table-cell>
          <table:table-cell table:style-name="Taula12.A1" office:value-type="string">
            <text:p text:style-name="P34">2</text:p>
          </table:table-cell>
        </table:table-row>
        <table:table-row>
          <table:table-cell table:style-name="Taula12.A4" table:number-rows-spanned="4" office:value-type="string">
            <text:p text:style-name="P37">files</text:p>
          </table:table-cell>
          <table:table-cell table:style-name="Taula12.B4" table:number-rows-spanned="4" office:value-type="string">
            <text:p text:style-name="P37"/>
          </table:table-cell>
          <table:table-cell table:style-name="Taula12.A1" office:value-type="string">
            <text:p text:style-name="P34">0</text:p>
          </table:table-cell>
          <table:table-cell table:style-name="Taula12.D4" office:value-type="string">
            <text:p text:style-name="P34">47689771F</text:p>
          </table:table-cell>
          <table:table-cell table:style-name="Taula12.E4" office:value-type="string">
            <text:p text:style-name="P34">Joan Carrasco Puig</text:p>
          </table:table-cell>
          <table:table-cell table:style-name="Taula12.F4" office:value-type="string">
            <text:p text:style-name="P34">Sant Boi</text:p>
          </table:table-cell>
        </table:table-row>
        <table:table-row>
          <table:covered-table-cell/>
          <table:covered-table-cell/>
          <table:table-cell table:style-name="Taula12.A1" office:value-type="string">
            <text:p text:style-name="P34">1</text:p>
          </table:table-cell>
          <table:table-cell table:style-name="Taula12.D5" office:value-type="string">
            <text:p text:style-name="P34">09476702N</text:p>
          </table:table-cell>
          <table:table-cell table:style-name="Taula12.E7" office:value-type="string">
            <text:p text:style-name="P34">Isabel Lara Rico</text:p>
          </table:table-cell>
          <table:table-cell table:style-name="Taula12.F5" office:value-type="string">
            <text:p text:style-name="P34">Badalona</text:p>
          </table:table-cell>
        </table:table-row>
        <table:table-row>
          <table:covered-table-cell/>
          <table:covered-table-cell/>
          <table:table-cell table:style-name="Taula12.E3" office:value-type="string">
            <text:p text:style-name="P34">2</text:p>
          </table:table-cell>
          <table:table-cell table:style-name="Taula12.D6" office:value-type="string">
            <text:p text:style-name="P34">31898139Z</text:p>
          </table:table-cell>
          <table:table-cell table:style-name="Taula12.E6" office:value-type="string">
            <text:p text:style-name="P34">Belén Cruz Díaz</text:p>
          </table:table-cell>
          <table:table-cell table:style-name="Taula12.F6" office:value-type="string">
            <text:p text:style-name="P34">Tortosa</text:p>
          </table:table-cell>
        </table:table-row>
        <table:table-row>
          <table:covered-table-cell/>
          <table:covered-table-cell/>
          <table:table-cell table:style-name="Taula12.A1" office:value-type="string">
            <text:p text:style-name="P34">3</text:p>
          </table:table-cell>
          <table:table-cell table:style-name="Taula12.D7" office:value-type="string">
            <text:p text:style-name="P34">42892079T</text:p>
          </table:table-cell>
          <table:table-cell table:style-name="Taula12.E7" office:value-type="string">
            <text:p text:style-name="P34">Ramon Sants Foix</text:p>
          </table:table-cell>
          <table:table-cell table:style-name="Taula12.F7" office:value-type="string">
            <text:p text:style-name="P34">Olot</text:p>
          </table:table-cell>
        </table:table-row>
      </table:table>
      <text:p text:style-name="P12"/>
      <text:p text:style-name="P11">L'accés a qualsevol dels seus elements s'obté a partir de la intersecció entre una fila i una columna</text:p>
      <text:p text:style-name="P10"/>
      <text:h text:style-name="Heading_20_4" text:outline-level="4">Declaració <text:span text:style-name="T19">d'arrays multidimensional</text:span></text:h>
      <text:p text:style-name="Standard">La declaració d'un array multidimensional és molt similar a la declaració unidimensional. Només cal afegir claudàtors <text:s/>en funció del nombre de dimensions. L'assignació de valors en el moment de la declaració també segueix un patró semblant. Els valors a assignar (siguin valors bàsics o altres arrays) se separen per comes i es tanquen entre claus. Si el valor fos una array repetiriem l'esquema recursivanment. Posem algun exemple:</text:p>
      <text:p text:style-name="Standard"/>
      <text:p text:style-name="P17">//array bidimensional de 4X8 enters (4 files i 8 columnes)</text:p>
      <text:p text:style-name="P17">int[][] valors = new int[4][8];</text:p>
      <text:p text:style-name="P17">//array bidimensional de 3X5 cadenes (3 files i 5 columnes)</text:p>
      <text:p text:style-name="P17">String[][] cadenas = {{"a","b","b","c","d"}, {"aa","bb","bb","cc","dd"}, {"aaa","bbb","bbb","ccc","ddd"}};</text:p>
      <text:p text:style-name="P17">/*array tridimensional de 2X3X4 enters. És a dir, <text:s/>contindrà 2 arrays , cada un dels quals estarà format per</text:p>
      <text:p text:style-name="P17"><text:s/>*un array bidiensional de 3 posicions i en cada posició hi trobarem 4 enters.</text:p>
      <text:p text:style-name="P17">int[][][] valors = new int[2][3][4];</text:p>
      <text:p text:style-name="P17">//array tridimensional de 2X2X2 cadenes</text:p>
      <text:p text:style-name="P17">String[][][] cadenas = {{{"a","b"}, {"c","d"}, {"e","f"}},{{"aa","bb"}, {"cc","dd"}, {"ee","ff"}}};</text:p>
      <text:p text:style-name="P17"/>
      <text:h text:style-name="Heading_20_4" text:outline-level="4">Accés als elements</text:h>
      <text:p text:style-name="Standard">El tractament de cada element d'una array, sigui de tipus primitiu o sigui una altre array, és idèntic. Es a dir malgrat que en una posició tinguem tot un array sencer, podem optar per imaginar que tenim <text:s/>un valor qualsevol i com a tal, que podem copiar, assignar o substituir de cop, tota la col·lecció sencera <text:s/>que es trobi en una posició determinada. Vegem una exemple <text:s/></text:p>
      <text:p text:style-name="Standard"/>
      <text:p text:style-name="P17"><text:bookmark-start text:name="__DdeLink__3407_98870838"/><text:s/>public static void main(String[] args) {</text:p>
      <text:p text:style-name="P17"><text:s text:c="8"/>String[][] cadenas = {{"aa","bb","bb","cc","dd"},{"aaa","bbb","bbb","ccc","ddd"}};</text:p>
      <text:p text:style-name="P17"><text:s text:c="8"/>String[] substitut = {"aaaa", "bbbb", "cccc", "dddd", "dddd"};</text:p>
      <text:p text:style-name="P17"><text:s text:c="8"/>String[] aux = cadenas[0];</text:p>
      <text:p text:style-name="P17"><text:s text:c="8"/></text:p>
      <text:p text:style-name="P17"><text:soft-page-break/><text:s text:c="8"/>for(int i=0; i&lt;cadenas.length;i++){</text:p>
      <text:p text:style-name="P17"><text:s text:c="12"/>for(int j=0; j&lt;cadenas[0].length; j++){</text:p>
      <text:p text:style-name="P17"><text:s text:c="16"/>System.out.println("1. V["+i+"]["+j+"]:"+cadenas[i][j]);</text:p>
      <text:p text:style-name="P17"><text:s text:c="12"/>}</text:p>
      <text:p text:style-name="P17"><text:s text:c="8"/>}</text:p>
      <text:p text:style-name="P17"/>
      <text:p text:style-name="P17"><text:s text:c="8"/>cadenas[0]=cadenas[1];</text:p>
      <text:p text:style-name="P17"><text:s text:c="8"/>cadenas[1]=aux;</text:p>
      <text:p text:style-name="P17"><text:s text:c="8"/></text:p>
      <text:p text:style-name="P17"><text:s text:c="8"/>for(int i=0; i&lt;cadenas.length;i++){</text:p>
      <text:p text:style-name="P17"><text:s text:c="12"/>for(int j=0; j&lt;cadenas[0].length; j++){</text:p>
      <text:p text:style-name="P17"><text:s text:c="16"/>System.out.println("2. V["+i+"]["+j+"]:"+cadenas[i][j]);</text:p>
      <text:p text:style-name="P17"><text:s text:c="12"/>}</text:p>
      <text:p text:style-name="P17"><text:s text:c="8"/>}</text:p>
      <text:p text:style-name="P17"><text:s text:c="8"/></text:p>
      <text:p text:style-name="P17"><text:s text:c="8"/>cadenas[1]=substitut;</text:p>
      <text:p text:style-name="P17"><text:s text:c="8"/>for(int i=0; i&lt;cadenas.length;i++){</text:p>
      <text:p text:style-name="P17"><text:s text:c="12"/>for(int j=0; j&lt;cadenas[0].length; j++){</text:p>
      <text:p text:style-name="P17"><text:s text:c="16"/>System.out.println("3. V["+i+"]["+j+"]:"+cadenas[i][j]);</text:p>
      <text:p text:style-name="P17"><text:s text:c="12"/>}</text:p>
      <text:p text:style-name="P17"><text:s text:c="8"/>}</text:p>
      <text:p text:style-name="P17"><text:s/>} <text:s/><text:bookmark-end text:name="__DdeLink__3407_98870838"/></text:p>
      <text:p text:style-name="P6"><text:s text:c="3"/></text:p>
      <text:p text:style-name="P1"/>
      <text:h text:style-name="Heading_20_3" text:outline-level="3">Ús d'arrays com a dades estructurades</text:h>
      <text:p text:style-name="P7">Gràcies a les característiques dels arrays, podem fer-los servir per emmagatzemar un estructura de dades útil per una aplicació sempre i quan aquesta, contingui exclusivament dades d'una mateix tipus o bé ens ho organitzem per transformar les dades requerides en dades de tipus definit a l'array. Veiem una exemple</text:p>
      <text:p text:style-name="P7"/>
      <text:p text:style-name="P7">Imaginem una aplicació que hagi de gestionar les dades de la marató suposant que aquesta tingui diversos controls en els que calgui anotar quin corredor passa pel control i en quin moment. La operació ha de repetir-se pels diferents controls. El darrer control servirà a més per saber qui és el guanyador de la cursa tenint en compte que el corredor ha d'haver passat per tots els controls. També ens permetrà obtenir estadístiques de rendiment per control, etc.</text:p>
      <text:p text:style-name="P7"/>
      <text:p text:style-name="P7">Ens plantegem de treballar amb una estructura de dades que agrupi totes aquelles dades necessàries per poder determinar qui ha estat el guanyador de la cursa. <text:s/>Per tal d'aconseguir que totes les dades que calgui emmagatzemar a l'estructura de dades siguin del mateix tipus ens plantegem:</text:p>
      <text:list xml:id="list1658116445117150202" text:style-name="L1">
        <text:list-item>
          <text:p text:style-name="P39">Els corredors s'identificaran per una número <text:s/>(el dorsal)</text:p>
        </text:list-item>
        <text:list-item>
          <text:p text:style-name="P39">La hora a la que cada corredor creua el control s'emmagatzemaren com una successió de diversos valors enters que es correspondran amb la hora, el minut i el segon en que succeeix el fet.</text:p>
        </text:list-item>
        <text:list-item>
          <text:p text:style-name="P39">Cada control emmagatzemarà a la posició indicada per cada dorsal les dades de l'hora en que el corredor ha creuat el control.</text:p>
        </text:list-item>
        <text:list-item>
          <text:p text:style-name="P39">Tenint en compte el nombre de controls determinarem que l'estructura es pot emmagatzemar en una matriu multidimensional en la que la primera dimensió representarà el nombre de controls. Canviant la seva posició accedirem a cada un dels registres de cada control. La segona dimensió indicaria les dades recollides per cada jugador en cada control i finalment la tercera dimensió indicarà la dada concreta (hora, minut, segon o dorsal) emmagatzemada per control i jugador.</text:p>
        </text:list-item>
      </text:list>
      <text:p text:style-name="P7"><text:soft-page-break/></text:p>
      <text:p text:style-name="P7">Per tant la declaració de l'estructura caldrà que sigui de tipus enter dimensionada com segueix: <text:s/></text:p>
      <text:p text:style-name="P24"><text:bookmark-start text:name="__DdeLink__3238_1063701632"/><text:bookmark-start text:name="__DdeLink__2052_1063701632"/>int[][][] dadesControls = <text:s/>new int[NOMBRE_CONTROLS][NOMBRE_CORREDORS][NOMBRE_DE_DADES]<text:bookmark-end text:name="__DdeLink__3238_1063701632"/><text:bookmark-end text:name="__DdeLink__2052_1063701632"/></text:p>
      <text:p text:style-name="P7"/>
      <text:p text:style-name="P7">L'accés a una dada determinada, <text:s/>d'un corredor concret d'un control específic s'aconseguiria fent: <text:s/><text:span text:style-name="T9">dadesControls[identificadorControl][posicioCorredor][dadaAconsultar] </text:span></text:p>
      <text:p text:style-name="P7">On, <text:s/>si dada a consultar fora 0 obtindríem la hora en que va arribar al control, si fora 1 el minut, si fora 2 el segon i si fora 3 el dorsal del corredor.</text:p>
      <text:p text:style-name="P7"/>
      <text:p text:style-name="P7">Per facilitar la introducció de dades es poden crear unes constants que ajudin a identificar <text:s/>les dades finals. Per exemple podem declarar:</text:p>
      <text:p text:style-name="P7"/>
      <text:p text:style-name="P24"><text:bookmark-start text:name="__DdeLink__3236_1063701632"/>public static final int HORA = 0;</text:p>
      <text:p text:style-name="P24">public static final int MINUT = 1;</text:p>
      <text:p text:style-name="P24">public static final int SEGON = 2;</text:p>
      <text:p text:style-name="P24">public static final int DORSAL = 3;<text:bookmark-end text:name="__DdeLink__3236_1063701632"/></text:p>
      <text:p text:style-name="P24"/>
      <text:p text:style-name="Standard">Amb aquesta estructura, obtenir les dades de tots els corredors d'un control seria tant fácil com fer: <text:span text:style-name="T8">dadesControls[identificadorControl]</text:span>. Així obtindriem un matriu d dues dimensions contenint les dades a controlar de cada jugador per el control especificat. Així podem assignar les dades del control identificat per la posició 5 a un matriu bidimensional:</text:p>
      <text:p text:style-name="P24">int[][] dadesUnControl = dadesControls[5];</text:p>
      <text:p text:style-name="Standard"/>
      <text:p text:style-name="Standard">D'aquesta manera podem treballar més fàcilment amb les dades d'un únic control:</text:p>
      <text:p text:style-name="Standard"/>
      <text:p text:style-name="P24">corredor=126;</text:p>
      <text:p text:style-name="P24">int hora_arribada = dadesUnControl[corredor][HORA] ;</text:p>
      <text:p text:style-name="Standard"/>
      <text:p text:style-name="Standard">També podem accedir directament a la hora d'arribada del mateix corredor usant directament l'estructura principal:</text:p>
      <text:p text:style-name="P24">int hora_arribada = dadesControls[5][126][HORA] ;</text:p>
      <text:p text:style-name="Standard"/>
      <text:p text:style-name="Standard">Normalment cal adonar-se que aquest tipus d'estructura no podran emmagatzemar mai totes les dades complertes, però si aconseguim guardar-hi les dades més operatives, serà suficient de manera que l'accés a la resta de dades es faci afegint estructures complementàries que només caldrà usar en moments puntuals. Per exemple el nom del cada corredor no serà possible emmagatzemar-lo amb les dades anteriors, però cal adonar-se que el nom del jugador no és fonamental per a la gestió i que només serà necessari quan vulguem mostrar els resultats per la pantalla. En aquest cassos caldrà afegir les dades que manquen com una estructura compatible. Així per exemple, per poder determinar el nom de cada corredor necessitarem la llista de tots els noms ordenada per dorsal a més de les dades de cada control.</text:p>
      <text:p text:style-name="Standard"/>
      <text:p text:style-name="Standard">Si voléssim fer un mètode per imprimir per pantalla el nom i el temps del jugador que ha arribar en una posició X al control Y faríem:</text:p>
      <text:p text:style-name="Standard"/>
      <text:p text:style-name="P25"><text:bookmark-start text:name="__DdeLink__3241_1063701632"/><text:s text:c="4"/>public void imprimirDadesCorredor(int control, <text:bookmark-end text:name="__DdeLink__3241_1063701632"/></text:p>
      <text:p text:style-name="P25"><text:tab/><text:tab/><text:tab/><text:tab/><text:tab/>int posicioArribada, </text:p>
      <text:p text:style-name="P25"><text:tab/><text:tab/><text:tab/><text:tab/><text:tab/>int[][][] dadesControls,</text:p>
      <text:p text:style-name="P25"><text:soft-page-break/><text:tab/><text:tab/><text:tab/><text:tab/><text:tab/>String[] nomsCorredors){</text:p>
      <text:p text:style-name="P25"><text:s text:c="8"/>int dorsal = dadesControls[control][posicioArribada][DORSAL];</text:p>
      <text:p text:style-name="P25"><text:s text:c="8"/>System.out.print(nomsCorredors[dorsal]) ;</text:p>
      <text:p text:style-name="P25"><text:s text:c="8"/>System.out.print(": ");</text:p>
      <text:p text:style-name="P25"><text:s text:c="8"/>System.out.print(dadesControls[control][posicioArribada][HORA]);</text:p>
      <text:p text:style-name="P25"><text:s text:c="8"/>System.out.print(":");</text:p>
      <text:p text:style-name="P25"><text:s text:c="8"/>System.out.print(dadesControls[control][posicioArribada][MINUT]);</text:p>
      <text:p text:style-name="P25"><text:s text:c="8"/>System.out.print(":");</text:p>
      <text:p text:style-name="P25"><text:s text:c="8"/>System.out.println(dadesControls[control][posicioArribada][SEGON]);</text:p>
      <text:p text:style-name="P25"><text:s text:c="4"/>}</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Helvetica, sans-serif"/>
    <style:font-face style:name="QMZJLM+BeraSansMono-Roman" svg:font-family="QMZJLM+BeraSansMono-Roman"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loext:contextual-spacing="false"/>
      <style:text-properties fo:color="#000000" style:font-name="Arial" fo:font-family="Arial" style:font-family-generic="swiss" style:font-pitch="variable" fo:font-size="8.5pt" style:font-size-asian="8.5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language="ca" fo:country="ES" fo:font-weight="bold" style:font-size-asian="12pt" style:font-weight-asian="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 </meta:initial-creator>
    <meta:creation-date>2012-04-05T10:48:11</meta:creation-date>
    <dc:date>2016-07-20T14:27:17.945457358</dc:date>
    <dc:creator>Josep Bornas</dc:creator>
    <meta:editing-duration>PT14H59M29S</meta:editing-duration>
    <meta:editing-cycles>24</meta:editing-cycles>
    <meta:generator>LibreOffice/4.3.3.2$Linux_X86_64 LibreOffice_project/430m0$Build-2</meta:generator>
    <meta:document-statistic meta:table-count="12" meta:image-count="0" meta:object-count="0" meta:page-count="7" meta:paragraph-count="223" meta:word-count="1839" meta:character-count="12758" meta:non-whitespace-character-count="10620"/>
  </office:meta>
</office:document-meta>
</file>